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64a75" officeooo:paragraph-rsid="00164a75"/>
    </style:style>
    <style:style style:name="P2" style:family="paragraph" style:parent-style-name="Standard">
      <style:text-properties officeooo:rsid="00164a75" officeooo:paragraph-rsid="00168280"/>
    </style:style>
    <style:style style:name="P3" style:family="paragraph" style:parent-style-name="Standard">
      <style:text-properties fo:font-weight="bold" officeooo:rsid="00164a75" officeooo:paragraph-rsid="00164a75" style:font-weight-asian="bold" style:font-weight-complex="bold"/>
    </style:style>
    <style:style style:name="P4" style:family="paragraph" style:parent-style-name="Standard">
      <style:text-properties fo:font-weight="bold" officeooo:rsid="00164a75" officeooo:paragraph-rsid="00286992" style:font-weight-asian="bold" style:font-weight-complex="bold"/>
    </style:style>
    <style:style style:name="P5" style:family="paragraph" style:parent-style-name="Standard">
      <style:text-properties fo:font-weight="bold" officeooo:rsid="00168280" officeooo:paragraph-rsid="00168280" style:font-weight-asian="bold" style:font-weight-complex="bold"/>
    </style:style>
    <style:style style:name="P6" style:family="paragraph" style:parent-style-name="Standard">
      <style:text-properties fo:font-weight="bold" officeooo:rsid="00194cf9" officeooo:paragraph-rsid="00194cf9" style:font-weight-asian="bold" style:font-weight-complex="bold"/>
    </style:style>
    <style:style style:name="P7" style:family="paragraph" style:parent-style-name="Standard">
      <style:text-properties fo:font-weight="bold" officeooo:rsid="001a983c" officeooo:paragraph-rsid="001a983c" style:font-weight-asian="bold" style:font-weight-complex="bold"/>
    </style:style>
    <style:style style:name="P8" style:family="paragraph" style:parent-style-name="Standard">
      <style:text-properties fo:font-weight="bold" officeooo:rsid="001af7bf" officeooo:paragraph-rsid="001af7bf" style:font-weight-asian="bold" style:font-weight-complex="bold"/>
    </style:style>
    <style:style style:name="P9" style:family="paragraph" style:parent-style-name="Standard">
      <style:text-properties fo:font-weight="bold" officeooo:rsid="001ceac7" officeooo:paragraph-rsid="001ceac7" style:font-weight-asian="bold" style:font-weight-complex="bold"/>
    </style:style>
    <style:style style:name="P10" style:family="paragraph" style:parent-style-name="Standard">
      <style:text-properties fo:font-weight="bold" officeooo:rsid="001de351" officeooo:paragraph-rsid="001de351" style:font-weight-asian="bold" style:font-weight-complex="bold"/>
    </style:style>
    <style:style style:name="P11" style:family="paragraph" style:parent-style-name="Standard">
      <style:text-properties fo:font-weight="bold" officeooo:rsid="001ecc08" officeooo:paragraph-rsid="001ecc08" style:font-weight-asian="bold" style:font-weight-complex="bold"/>
    </style:style>
    <style:style style:name="P12" style:family="paragraph" style:parent-style-name="Standard">
      <style:text-properties fo:font-weight="bold" officeooo:rsid="0020bf9e" officeooo:paragraph-rsid="0020bf9e" style:font-weight-asian="bold" style:font-weight-complex="bold"/>
    </style:style>
    <style:style style:name="P13" style:family="paragraph" style:parent-style-name="Standard">
      <style:text-properties fo:font-weight="bold" officeooo:rsid="00227405" officeooo:paragraph-rsid="00227405" style:font-weight-asian="bold" style:font-weight-complex="bold"/>
    </style:style>
    <style:style style:name="P14" style:family="paragraph" style:parent-style-name="Standard">
      <style:text-properties fo:font-weight="bold" officeooo:rsid="002289ec" officeooo:paragraph-rsid="002289ec" style:font-weight-asian="bold" style:font-weight-complex="bold"/>
    </style:style>
    <style:style style:name="P15" style:family="paragraph" style:parent-style-name="Standard">
      <style:text-properties fo:font-weight="bold" officeooo:rsid="00231ee2" officeooo:paragraph-rsid="00231ee2" style:font-weight-asian="bold" style:font-weight-complex="bold"/>
    </style:style>
    <style:style style:name="P16" style:family="paragraph" style:parent-style-name="Standard">
      <style:text-properties fo:font-weight="bold" officeooo:rsid="00232441" officeooo:paragraph-rsid="00232441" style:font-weight-asian="bold" style:font-weight-complex="bold"/>
    </style:style>
    <style:style style:name="P17" style:family="paragraph" style:parent-style-name="Standard">
      <style:text-properties fo:font-weight="bold" officeooo:rsid="0023fbe8" officeooo:paragraph-rsid="0023fbe8" style:font-weight-asian="bold" style:font-weight-complex="bold"/>
    </style:style>
    <style:style style:name="P18" style:family="paragraph" style:parent-style-name="Standard">
      <style:text-properties fo:font-weight="bold" officeooo:rsid="00252352" officeooo:paragraph-rsid="00252352" style:font-weight-asian="bold" style:font-weight-complex="bold"/>
    </style:style>
    <style:style style:name="P19" style:family="paragraph" style:parent-style-name="Standard">
      <style:text-properties fo:font-weight="bold" officeooo:rsid="0026eca7" officeooo:paragraph-rsid="0026eca7" style:font-weight-asian="bold" style:font-weight-complex="bold"/>
    </style:style>
    <style:style style:name="P20" style:family="paragraph" style:parent-style-name="Standard">
      <style:text-properties officeooo:rsid="00168280" officeooo:paragraph-rsid="00168280"/>
    </style:style>
    <style:style style:name="P21" style:family="paragraph" style:parent-style-name="Standard">
      <style:text-properties fo:font-weight="normal" officeooo:rsid="00164a75" officeooo:paragraph-rsid="00164a75" style:font-weight-asian="normal" style:font-weight-complex="normal"/>
    </style:style>
    <style:style style:name="P22" style:family="paragraph" style:parent-style-name="Standard">
      <style:text-properties fo:font-weight="normal" officeooo:rsid="00168280" officeooo:paragraph-rsid="00168280" style:font-weight-asian="normal" style:font-weight-complex="normal"/>
    </style:style>
    <style:style style:name="P23" style:family="paragraph" style:parent-style-name="Standard">
      <style:text-properties fo:font-weight="normal" officeooo:rsid="0016e4ff" officeooo:paragraph-rsid="0016e4ff" style:font-weight-asian="normal" style:font-weight-complex="normal"/>
    </style:style>
    <style:style style:name="P24" style:family="paragraph" style:parent-style-name="Standard">
      <style:text-properties fo:font-weight="normal" officeooo:rsid="00184a25" officeooo:paragraph-rsid="00184a25" style:font-weight-asian="normal" style:font-weight-complex="normal"/>
    </style:style>
    <style:style style:name="P25" style:family="paragraph" style:parent-style-name="Standard">
      <style:text-properties fo:font-weight="normal" officeooo:rsid="00194cf9" officeooo:paragraph-rsid="00194cf9" style:font-weight-asian="normal" style:font-weight-complex="normal"/>
    </style:style>
    <style:style style:name="P26" style:family="paragraph" style:parent-style-name="Standard">
      <style:text-properties fo:font-weight="normal" officeooo:rsid="001a983c" officeooo:paragraph-rsid="001a983c" style:font-weight-asian="normal" style:font-weight-complex="normal"/>
    </style:style>
    <style:style style:name="P27" style:family="paragraph" style:parent-style-name="Standard">
      <style:text-properties officeooo:rsid="001af7bf" officeooo:paragraph-rsid="001af7bf"/>
    </style:style>
    <style:style style:name="P28" style:family="paragraph" style:parent-style-name="Standard">
      <style:text-properties officeooo:rsid="001ceac7" officeooo:paragraph-rsid="001ceac7"/>
    </style:style>
    <style:style style:name="P29" style:family="paragraph" style:parent-style-name="Standard">
      <style:text-properties officeooo:rsid="001de351" officeooo:paragraph-rsid="001de351"/>
    </style:style>
    <style:style style:name="P30" style:family="paragraph" style:parent-style-name="Standard">
      <style:text-properties officeooo:rsid="001ecc08" officeooo:paragraph-rsid="001ecc08"/>
    </style:style>
    <style:style style:name="P31" style:family="paragraph" style:parent-style-name="Standard">
      <style:text-properties officeooo:rsid="0020bf9e" officeooo:paragraph-rsid="0020bf9e"/>
    </style:style>
    <style:style style:name="P32" style:family="paragraph" style:parent-style-name="Standard">
      <style:text-properties officeooo:rsid="002289ec" officeooo:paragraph-rsid="002289ec"/>
    </style:style>
    <style:style style:name="P33" style:family="paragraph" style:parent-style-name="Standard">
      <style:text-properties officeooo:rsid="00231ee2" officeooo:paragraph-rsid="00231ee2"/>
    </style:style>
    <style:style style:name="P34" style:family="paragraph" style:parent-style-name="Standard">
      <style:text-properties fo:font-style="normal" fo:font-weight="bold" officeooo:rsid="00231ee2" officeooo:paragraph-rsid="00231ee2" style:font-style-asian="normal" style:font-weight-asian="bold" style:font-style-complex="normal" style:font-weight-complex="bold"/>
    </style:style>
    <style:style style:name="P35" style:family="paragraph" style:parent-style-name="Standard">
      <style:text-properties officeooo:rsid="00232441" officeooo:paragraph-rsid="00232441"/>
    </style:style>
    <style:style style:name="P36" style:family="paragraph" style:parent-style-name="Standard">
      <style:text-properties officeooo:rsid="0023fbe8" officeooo:paragraph-rsid="0023fbe8"/>
    </style:style>
    <style:style style:name="P37" style:family="paragraph" style:parent-style-name="Standard">
      <style:text-properties officeooo:rsid="00252352" officeooo:paragraph-rsid="00252352"/>
    </style:style>
    <style:style style:name="P38" style:family="paragraph" style:parent-style-name="Standard">
      <style:text-properties officeooo:rsid="0026eca7" officeooo:paragraph-rsid="0026eca7"/>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Профиль проекта</text:p>
      <text:p text:style-name="P1"/>
      <text:h text:style-name="Heading_20_1" text:outline-level="1">Знакомство</text:h>
      <text:p text:style-name="P1"/>
      <text:p text:style-name="P1">А как зовут вас?</text:p>
      <text:p text:style-name="P3">Ярослав</text:p>
      <text:p text:style-name="P1"><text:s/></text:p>
      <text:p text:style-name="P1">Откуда вы?</text:p>
      <text:p text:style-name="P3">Москва</text:p>
      <text:p text:style-name="P1"/>
      <text:p text:style-name="P1">Какой ваш Skype?</text:p>
      <text:p text:style-name="P3">prof-1983</text:p>
      <text:p text:style-name="P1"/>
      <text:p text:style-name="P1"/>
      <text:h text:style-name="Heading_20_1" text:outline-level="1">Проект</text:h>
      <text:p text:style-name="P1"/>
      <text:p text:style-name="P1">Как он называется?</text:p>
      <text:p text:style-name="P1"><text:span text:style-name="T1">"Свободные деньги" (LibreMoney)</text:span></text:p>
      <text:p text:style-name="P1"/>
      <text:p text:style-name="P1">В чем суть проекта?</text:p>
      <text:p text:style-name="P1"><text:span text:style-name="T1">LibreMoney — это первая и единственная обеспеченная криптовалюта не подверженная ни инфляции, ни дефляции.</text:span></text:p>
      <text:p text:style-name="P3">LibreMoney — это свободная децентрализованная финансовая система, основанная на существующих протоколах криптовалют с распределенной эмиссией на основе CrowdFunging.</text:p>
      <text:p text:style-name="P3">Цель проекта: Создать полноценную финансовую систему.</text:p>
      <text:p text:style-name="P1"><text:s/></text:p>
      <text:p text:style-name="P1">Укажите ссылку на сайт проекта?</text:p>
      <text:p text:style-name="P4"><text:a xlink:type="simple" xlink:href="http://libremoney.org/">http://libremoney.org</text:a></text:p>
      <text:p text:style-name="P4"><text:a xlink:type="simple" xlink:href="http://libremoney.com/">http://libremoney.com</text:a></text:p>
      <text:p text:style-name="P1"/>
      <text:p text:style-name="P1">На какой сектор нацелен ваш проект?</text:p>
      <text:p text:style-name="P3">C2C</text:p>
      <text:p text:style-name="P1"/>
      <text:p text:style-name="P1">Какой способ реализации вы выбрали в качестве основного?</text:p>
      <text:p text:style-name="P3">Web, веб-платформа или веб-сайт</text:p>
      <text:p text:style-name="P1"/>
      <text:p text:style-name="P1">в какой сфере работает ваш проект?</text:p>
      <text:p text:style-name="P3">Финансы</text:p>
      <text:p text:style-name="P1"/>
      <text:p text:style-name="P1"/>
      <text:h text:style-name="Heading_20_1" text:outline-level="1">Команда</text:h>
      <text:p text:style-name="P1"/>
      <text:p text:style-name="P1">Сколько человек в вашей команде?</text:p>
      <text:p text:style-name="P3"><text:soft-page-break/>В данный момент занимаюсь поисками единомышленников, пока я один.</text:p>
      <text:p text:style-name="P1"/>
      <text:p text:style-name="P1">Сколько из них работают на постоянной основе?</text:p>
      <text:p text:style-name="P3">1</text:p>
      <text:p text:style-name="P1"/>
      <text:p text:style-name="P1">И последнее, сколько всего учредителей у вашего проекта?</text:p>
      <text:p text:style-name="P3">Нет юрлица</text:p>
      <text:p text:style-name="P1"/>
      <text:p text:style-name="P1"/>
      <text:p text:style-name="P1">Руководитель проекта</text:p>
      <text:p text:style-name="P3">Логинов Ярослав Владимирович</text:p>
      <text:p text:style-name="P1"/>
      <text:p text:style-name="P1">Является ли руководитель проекта гражданином Российской Федерации?</text:p>
      <text:p text:style-name="P1"><text:span text:style-name="T1">РФ</text:span> </text:p>
      <text:p text:style-name="P1"/>
      <text:p text:style-name="P1">А налоговым резидентом РФ?</text:p>
      <text:p text:style-name="P3">РФ </text:p>
      <text:p text:style-name="P1"/>
      <text:p text:style-name="P1">Какая доля проекта принадлежит руководителю проекта?</text:p>
      <text:p text:style-name="P3">100%</text:p>
      <text:p text:style-name="P1"/>
      <text:p text:style-name="P1">Какова занятость руководителя в проекте?</text:p>
      <text:p text:style-name="P3">Полная</text:p>
      <text:p text:style-name="P1"/>
      <text:h text:style-name="Heading_20_2" text:outline-level="2">Образование</text:h>
      <text:p text:style-name="P20"/>
      <text:p text:style-name="P20">Какое учебное заведение закончил руководитель проекта?</text:p>
      <text:p text:style-name="P5">КузГТУ</text:p>
      <text:p text:style-name="P20"/>
      <text:p text:style-name="P20">По какой специальности?</text:p>
      <text:p text:style-name="P5">Инженер-проектировщик</text:p>
      <text:p text:style-name="P20"/>
      <text:p text:style-name="P20">В каком году он его закончил?</text:p>
      <text:p text:style-name="P5">2005</text:p>
      <text:p text:style-name="P20"/>
      <text:h text:style-name="Heading_20_2" text:outline-level="2">Предыдущий проект</text:h>
      <text:p text:style-name="P2"/>
      <text:p text:style-name="P20">Укажите название компании?</text:p>
      <text:p text:style-name="P5">ИПК Энергия</text:p>
      <text:p text:style-name="P20"/>
      <text:p text:style-name="P20">Сферу ее деятельности?</text:p>
      <text:p text:style-name="P5">Электрощитовое оборудование</text:p>
      <text:p text:style-name="P20"/>
      <text:p text:style-name="P20">Чем именно приходилось заниматься и в какой роли?</text:p>
      <text:p text:style-name="P5">Работа по найму. Выполнял все роли, включая аналитику, руководство проектом, кодинг, в последствии обучение программиста себе на замену (студента). Разработка системы для составления смет. Скриншоты системы можно посмотреть здесь: http://prof1983.info/portfolio/ipce/</text:p>
      <text:p text:style-name="P5"/>
      <text:p text:style-name="P20"><text:soft-page-break/>И последнее, в каком состоянии компания находится сейчас?</text:p>
      <text:p text:style-name="P5">Компания ИПК Энергия успешно развивается и дальше</text:p>
      <text:p text:style-name="P20"/>
      <text:h text:style-name="Heading_20_2" text:outline-level="2">Бизнес опыт</text:h>
      <text:p text:style-name="P20"/>
      <text:p text:style-name="P20">Подробно опишите, какой уникальный опыт, знания или связи приобрел основатель проекта?</text:p>
      <text:p text:style-name="P5">Опыт переезда в одиночку сначала в Новосибирск, потом в Москву. Опыт участия в не удавшемся "стартапе" по созданию персонального помощника с ИИ - AIAssistant. Информацию о проекте можно посмотреть тут: http://aikernel.org/projects/aiassistant/</text:p>
      <text:p text:style-name="P21"/>
      <text:p text:style-name="P22">К какой отрасли они относятся?</text:p>
      <text:p text:style-name="P5">IT</text:p>
      <text:p text:style-name="P22"/>
      <text:p text:style-name="P22">Расскажите о ключевых профессиональных достижения.</text:p>
      <text:p text:style-name="P6">Ключевые профессиональные достижения: изучил самостоятельно программирование и технологии необходимые для решения интересующих меня задач (Pascal-&gt;Delphi-&gt;C#-&gt;PHP-&gt;JavaScript,Node.js); изучил материалы по кредитно финансовым системам, инвестированию, по созданию своего дела и управления людьми.</text:p>
      <text:p text:style-name="P6"/>
      <text:p text:style-name="P6">Ключевые достижения: для достижения целей своей жизни год назад переехал в Москву.</text:p>
      <text:p text:style-name="P6"/>
      <text:p text:style-name="P6">Ключевые черты характера: Упрямство. Если я чего-то хочу, то буду добиваться этого либо пока не добьюсь, либо пока не закончатся ресурсы. Если какая-то идея поселяется в голове, то не дает спокойно жить - как заноза. Это и хорошо и плохо одновременно. В частности поэтому я не могу долго работать над не интересными проектами (такое случается при работе по найму). Кроме того я перфекционист и интроверт. В важных для меня вопросах иногда иду на принцип.</text:p>
      <text:p text:style-name="P6"/>
      <text:p text:style-name="P6">Есть большое желание изменить этот мир к лучшему. А главное - реализовать свою давнюю мечту - создание ИР. Определил для себя это как цель на 2046 год. Подробнее тут: http://prof1983.info/target/ - цели жизни по SMART.</text:p>
      <text:p text:style-name="P23"/>
      <text:p text:style-name="P24">Что, из всего перечисленного, пригодится в создании и развитии этого проекта больше всего и почему?</text:p>
      <text:p text:style-name="P6">Желание изменить этот мир к лучшему. А главное успеть сделать задуманное в этой жизни. Осознание того, что каждый прошедший день приближает тебя к смерти и отдаляет от цели - не дает спокойно жить.</text:p>
      <text:p text:style-name="P6">Все остальные необходимые навыки легко приобретаются уже в процессе.</text:p>
      <text:p text:style-name="P6"/>
      <text:h text:style-name="Heading_20_2" text:outline-level="2">Серьезность намерений</text:h>
      <text:p text:style-name="P25"/>
      <text:p text:style-name="P25">Что привело к решению заняться именно этим проектом и почему в этой области?</text:p>
      <text:p text:style-name="P6">Если честно, то я не бизнесмен. Люблю просто тихо и спокойно писать код - мне это доставляет удовольствие. Однако это не приносит желаемого дохода для реализации своих целей. У меня есть мечта заниматься любимым делом - разработкой собственных систем с ИИ. Чтобы достичь желаемого необходимо очень много ресурсов. Я начал размышлять над этим и пришел к выводу, что начать стоит с собственной финансовой независимости, делать инвестиции, создавать полезные для людей сервисы. Когда стал <text:soft-page-break/>разбираться с инвестиционными инструментами, стал разбираться с финансовой системой, то понял, что что-то тут не так. Нужно менять ситуацию. Частично ситуацию поправляют существующие криптовалюты. Но меня не устраивает их не обеспеченность. Год назад я написал статью на Хабре (под названием КрияДеньги) где предложил вариант как исправить недостатки существующих криптовалют. Надеялся, что кто-нибудь реализует. Этого не произошло. Поэтому приходится заниматься самому. Я понимаю, что на энтузиазме такой проект не создать - нужно финансирование. Поэтому на протяжении последнего года продумывал план, зарегистрировал домены libremoney (com, net, org), сделал информационный сайт, просмотрел и продумал все возможные прототипы (выбрал NextCoin), разместил информацию на форумах, подготовил бизнес-план (v.0.1) и пр.</text:p>
      <text:p text:style-name="P24"/>
      <text:p text:style-name="P25">Как долго основатель занимается этим проектом?</text:p>
      <text:p text:style-name="P6">Идея родилась больше года назад. 01.01.2014 зарегистрировал домены. Плотной работой над проектом начал заниматься с июня 2014, когда ушел с работы по найму.</text:p>
      <text:p text:style-name="P3"/>
      <text:p text:style-name="P25">Работает ли он сейчас в другой компании или участвует еще в каких-либо проектах?</text:p>
      <text:p text:style-name="P6">Нет</text:p>
      <text:p text:style-name="P21"/>
      <text:p text:style-name="P25">И последний, но очень важный вопрос, сколько всего личных денег он уже вложил в этот проект?</text:p>
      <text:p text:style-name="P7">Не считая вложения своего времени, затраты только на хостинг и доменные имена (суммарно около 5 тыс. руб). Планирую организовать проект так, чтобы вкладывать в развитие проекта минимум денежных средств. Вместо оплаты деньгами предлагать оплату будущей криптовалютой (Lm). По своему опыту опыту знаю, что есть молодые ребята (студенты), которые готовы работать за опыт. При этом довольно не плохо работают. Главное - это убедить работать за идею. Стоимость такого работника в регионах около 20 тыс в месяц. Естественно нужно четко формулировать задачи и постоянно держать связь с человеком - это требует много моего времени. Есть вариант найти профессионала, который может работать полностью самостоятельно, но это гораздо дороже. Тем не менее на голом энтузиазме больше месяца работать никто не будет. Необходимы вложения. По моим расчетам на первый этап (создание работающего прототипа) понадобится примерно 100 тыс.руб. Всего на техническую часть проекта потребуется около 1 млн.руб. И еще примерно столько же на продвижение. Планирую половину от суммарной стоимости проекта профинансировать из личных средств.</text:p>
      <text:p text:style-name="P21"/>
      <text:p text:style-name="P21"/>
      <text:p text:style-name="P26">Каковы области ответственности руководителя в вашем проекте?</text:p>
      <text:p text:style-name="P7">1. Управление процессами</text:p>
      <text:p text:style-name="P7">2. Разработка</text:p>
      <text:p text:style-name="P26"/>
      <text:p text:style-name="P26">Профильный опыт:</text:p>
      <text:p text:style-name="P7">Резюме и портфолио доступны на http://prof1983.info а так же на http://hh.ru/resume/8aa7ba86ff018377290039ed1f51747a425668</text:p>
      <text:p text:style-name="P26"/>
      <text:p text:style-name="P26">Рекомендации:</text:p>
      <text:p text:style-name="P7">При необходимости предоставлю контакты руководителей с которыми работал ранее</text:p>
      <text:p text:style-name="P26"/>
      <text:p text:style-name="P21"/>
      <text:h text:style-name="Heading_20_1" text:outline-level="1"><text:soft-page-break/>Продукт</text:h>
      <text:p text:style-name="P1"/>
      <text:p text:style-name="P27">Расскажите, в чем суть решаемой проблемы?</text:p>
      <text:p text:style-name="P8">Существующая кредитно-финансовая система функционирует таким образом, что эмиссию за новые ценности получают не те, кто эти ценности создает. Большинство людей об этом не задумывается, но есть те, кого такое не справедливое положение не устраивает.</text:p>
      <text:p text:style-name="P1"/>
      <text:p text:style-name="P28">Как вы считаете, предлагаемое вами решение:</text:p>
      <text:p text:style-name="P9">Является альтернативой существующему способу решения проблемы.</text:p>
      <text:p text:style-name="P1"/>
      <text:p text:style-name="P28">Чью проблему решает ваш продукт и кто является его потенциальным потребителем?</text:p>
      <text:p text:style-name="P28">Первоначально:</text:p>
      <text:p text:style-name="P9">1. Свободные художники, музыканты, программисты которые хотят зарабатывать с помощью совместного финансирования (CrowdFunding);</text:p>
      <text:p text:style-name="P9">2. «Покупатели» CrowdFunding проектов.</text:p>
      <text:p text:style-name="P9">3. Инвесторы — люди готовые приобрести криптовалюту на начальном этапе с целью продажи, когда она вырастет в цене.</text:p>
      <text:p text:style-name="P9"/>
      <text:p text:style-name="P9">В дальнейшем: Все люди, желающие свободно оплачивать покупки, финансировать интересные проекты, создавать сбережения, инвестировать и т.д.</text:p>
      <text:p text:style-name="P1"/>
      <text:p text:style-name="P1"/>
      <text:p text:style-name="P28">Как эта проблема решается сейчас?</text:p>
      <text:p text:style-name="P9">Сейчас используется классическая кредитно-финансовая система с множеством сервисов и инструментов (включая платежные системы, банки, биржи и пр). Есть альтернативы: криптовалюты (Bitcoin, NextCoin) и некоторые другие "экзотические" системы (например свободные деньги С.Гезеля).</text:p>
      <text:p text:style-name="P9"/>
      <text:p text:style-name="P29">Почему клиенты будут покупать именно ваш продукт? Без этого вопроса не обходится ни один разговор с инвестором. Будьте к нему готовы.</text:p>
      <text:p text:style-name="P10">1. Для инвесторов:</text:p>
      <text:p text:style-name="P10">1.1. LibreMoney - это единственная обеспеченная криптовалюта.</text:p>
      <text:p text:style-name="P10">1.2. LibreMoney - это удобный и надежный способ долгосрочного сохранения средств.</text:p>
      <text:p text:style-name="P10">1.3. LibreMoney - это удобный и свободный способ прямой поддержки инновационных проектов.</text:p>
      <text:p text:style-name="P10">2. Для предпринимателей (авторов CrowdFunding проектов):</text:p>
      <text:p text:style-name="P10">2.1. Удобный и надежный способ привлечения прямого финансирования без посредников.</text:p>
      <text:p text:style-name="P10">2.2. Привлечение внимания целевой аудитории к своему будущему продукту.</text:p>
      <text:p text:style-name="P10">2.3. Хорошая возможность оценить востребованность продукта еще до его реализации.</text:p>
      <text:p text:style-name="P10">2.4. Распределение рисков - автор рискует своей репутацией, а не деньгами.</text:p>
      <text:p text:style-name="P29"/>
      <text:h text:style-name="Heading_20_2" text:outline-level="2">Уникальность</text:h>
      <text:p text:style-name="P29"/>
      <text:p text:style-name="P29">Если в основе вашего продукта уникальная технология или алгоритм?</text:p>
      <text:p text:style-name="P10">Нет</text:p>
      <text:p text:style-name="P29"/>
      <text:p text:style-name="P29">По времени</text:p>
      <text:p text:style-name="P10">После того, как система станет популярна, неизбежно будут появляться сайты - клоны <text:soft-page-break/>libremoney.com . Но кроме создания сайта потребуются большие затраты на продвижение. Цикл создания и раскрутки займет не менее 6 мес.</text:p>
      <text:p text:style-name="P29"/>
      <text:p text:style-name="P29">В деньгах</text:p>
      <text:p text:style-name="P10">Реализовывать саму систему с нуля нет смысла. А создание сайта + продвижение потребует вложений от 500 тыс.руб.</text:p>
      <text:p text:style-name="P29"/>
      <text:p text:style-name="P29">И какова техническая сложность копирования?</text:p>
      <text:p text:style-name="P10">Склонировать решение LibreMoney очень просто, но не имеет смысла. Сама система открыта, свободна и децентрализованна. Реализовать сайт, аналогичный libremoney.com, предоставляющий услугу удобного взаимодействия с системой не составляет особых проблем для группы программистов.</text:p>
      <text:p text:style-name="P10">В любом случае появление других сайтов, аналогичных libremoney.com приведет к повышению интереса людей к LibreMoney и росту обменного курса Lm. Для держателей денег LibreMoney выгодна популяризация и появление клонов.</text:p>
      <text:p text:style-name="P29"/>
      <text:p text:style-name="P29">Стадия готовности продукта</text:p>
      <text:p text:style-name="P29"><text:span text:style-name="T1">MVP разрабатывается</text:span></text:p>
      <text:p text:style-name="P29"/>
      <text:p text:style-name="P29">Приложите скриншоты системы, сайта или если их еще нет, то макеты</text:p>
      <text:p text:style-name="P10">http://edu.iidf.ru/system/answer_attachment/000/001/324/screenshot-nxt.png</text:p>
      <text:p text:style-name="P29">Что у вас уже реализовано и работает?</text:p>
      <text:p text:style-name="P11">На данный момент созданы:</text:p>
      <text:p text:style-name="P11">1. LibreMoney.org - сайт с информацией о проекте, в будущем будет использоваться как площадка для сообщества (форум, рассылка).</text:p>
      <text:p text:style-name="P11">2. LibreMoney.com - заготовка сайта - прототип Front-end для пользователей. Сделан на Node.js. Back-end в данный момент на начальном этапе разработки: реализована структура модулей и составлен список необходимых функций.</text:p>
      <text:p text:style-name="P29"/>
      <text:p text:style-name="P30">Что вам еще осталось реализовать? Какой функционал добавить?</text:p>
      <text:p text:style-name="P11">Реализация проекта LibreMoney разбита на несколько этапов.</text:p>
      <text:p text:style-name="P11">На первом этапе будет реализован базовый функционал системы: механизм транзакций, механизм добавления пользователей, регистрация сообществ, регистрация проектов, механизм сбора средств (контракты), механизм голосования и начисления эмиссии. Проработка API.</text:p>
      <text:p text:style-name="P11">На втором этапе будет продуман протокол и реализован децентрализованный обмен блоками транзакций (контрактов).</text:p>
      <text:p text:style-name="P11">После этого будет полностью переделан внешний дизайн (Front-end) libremoney.com и анонсирован запуск системы. Дата запуска: 24.10.2014, 09:03:34 UTC</text:p>
      <text:p text:style-name="P29"/>
      <text:p text:style-name="P29"/>
      <text:p text:style-name="P30">Как вы считаете, как этот функционал повлияет на рост продаж/пользователей?</text:p>
      <text:p text:style-name="P11">Без этого функционала существование системы не возможно.</text:p>
      <text:p text:style-name="P11">P.S. В приложении скриншот системы NextCoin, дизайн которого принят за образец.</text:p>
      <text:p text:style-name="P29"/>
      <text:h text:style-name="Heading_20_1" text:outline-level="1">Спрос</text:h>
      <text:p text:style-name="P30"/>
      <text:p text:style-name="P30">Пробовали ли вы проверить спрос на ваш продукт и если да, то поделитесь вашими результатами.</text:p>
      <text:p text:style-name="P11">Спрос проверили, но продаж пока еще нет</text:p>
      <text:p text:style-name="P30"><text:soft-page-break/></text:p>
      <text:p text:style-name="P30">В чем у вас выражается подтверждение спроса?</text:p>
      <text:p text:style-name="P11">Проведенные вами опросы</text:p>
      <text:p text:style-name="P30"/>
      <text:p text:style-name="P30">Сколько человек вы опросили?</text:p>
      <text:p text:style-name="P11">30</text:p>
      <text:p text:style-name="P30"/>
      <text:p text:style-name="P30">За какой период?</text:p>
      <text:p text:style-name="P11">один месяц</text:p>
      <text:p text:style-name="P30"/>
      <text:p text:style-name="P30">Сколько из них заинтересовались вашим предложением (в %)?</text:p>
      <text:p text:style-name="P11">10%</text:p>
      <text:p text:style-name="P1"/>
      <text:p text:style-name="P1"/>
      <text:h text:style-name="Heading_20_1" text:outline-level="1">Конкуренты</text:h>
      <text:p text:style-name="P1"/>
      <text:h text:style-name="Heading_20_2" text:outline-level="2">Прямые конкуренты</text:h>
      <text:p text:style-name="P30"/>
      <text:p text:style-name="P30">1.</text:p>
      <text:p text:style-name="P30">Укажите название компании конкурента</text:p>
      <text:p text:style-name="P11">KickStarter.com</text:p>
      <text:p text:style-name="P1"/>
      <text:p text:style-name="P30">Какие сильные стороны у данного конкурента?</text:p>
      <text:p text:style-name="P11">Очень популярный сервис</text:p>
      <text:p text:style-name="P30">В чем его недостатки и слабые стороны?</text:p>
      <text:p text:style-name="P11">Для создания проекта на kickstarter необходимо быть резидентом США или одной из европейских стран. Сильная премодерация проектов.</text:p>
      <text:p text:style-name="P1"/>
      <text:p text:style-name="P30">Как вы считаете, в чем ваше преимущество перед ним?</text:p>
      <text:p text:style-name="P11">В LibreMoney проект может создавать любой участник, без ограничений по месту жительства и другим параметрам. Финансировать проекты может любой человек без ограничений. При выполнении работы в срок автор проекта, кроме собранной суммы получает премию за хорошую работу в виде эмиссии.</text:p>
      <text:p text:style-name="P30"/>
      <text:p text:style-name="P30">2.</text:p>
      <text:p text:style-name="P30">Укажите название компании конкурента</text:p>
      <text:p text:style-name="P11">IndieGoGo</text:p>
      <text:p text:style-name="P30"/>
      <text:p text:style-name="P30">Какие сильные стороны у данного конкурента?</text:p>
      <text:p text:style-name="P11">Слабая премодерация по сравнению с KickStarter.</text:p>
      <text:p text:style-name="P1"/>
      <text:p text:style-name="P30">В чем его недостатки и слабые стороны?</text:p>
      <text:p text:style-name="P11">Гораздо менее популярен.</text:p>
      <text:p text:style-name="P1"/>
      <text:p text:style-name="P30">Как вы считаете, в чем ваше преимущество перед ним?</text:p>
      <text:p text:style-name="P11">В LibreMoney проект может создавать любой участник, без ограничений по месту жительства и другим параметрам. Финансировать проекты может любой человек без ограничений. При выполнении работы в срок автор проекта, кроме собранной суммы получает премию за хорошую работу в виде эмиссии.</text:p>
      <text:p text:style-name="P1"><text:soft-page-break/></text:p>
      <text:p text:style-name="P30">3.</text:p>
      <text:p text:style-name="P30">Укажите название компании конкурента</text:p>
      <text:p text:style-name="P11">planeta.ru, boomstarter.ru, smipon.ru</text:p>
      <text:p text:style-name="P1"/>
      <text:p text:style-name="P30">Какие сильные стороны у данного конкурента?</text:p>
      <text:p text:style-name="P11">На русском (только для стран бывшего СССР). Удобный сайт.</text:p>
      <text:p text:style-name="P1"/>
      <text:p text:style-name="P30">В чем его недостатки и слабые стороны?</text:p>
      <text:p text:style-name="P11">Сервис нацелен только на рунет - это резко ограничивает его востребованность.</text:p>
      <text:p text:style-name="P1"/>
      <text:p text:style-name="P30">Как вы считаете, в чем ваше преимущество перед ним?</text:p>
      <text:p text:style-name="P11">В LibreMoney проект может создавать любой участник, без ограничений по месту жительства и другим параметрам. Финансировать проекты может любой человек без ограничений. При выполнении работы в срок автор проекта, кроме собранной суммы получает премию за хорошую работу в виде эмиссии.</text:p>
      <text:p text:style-name="P1"/>
      <text:p text:style-name="P30">4.</text:p>
      <text:p text:style-name="P30">Укажите название компании конкурента</text:p>
      <text:p text:style-name="P11">Bitcoin</text:p>
      <text:p text:style-name="P30"/>
      <text:p text:style-name="P30">Какие сильные стороны у данного конкурента?</text:p>
      <text:p text:style-name="P11">Самая популярная криптовалюта, большое сообщество, много сервисов.</text:p>
      <text:p text:style-name="P1"/>
      <text:p text:style-name="P30">В чем его недостатки и слабые стороны?</text:p>
      <text:p text:style-name="P11">Дефляционная модель, не обеспеченность, проблема 51%, требуются большие вычислительные мощности для поддержания сети в работоспособном состоянии. Отсюда - относительно дорогие транзакции.</text:p>
      <text:p text:style-name="P1"/>
      <text:p text:style-name="P30">Как вы считаете, в чем ваше преимущество перед ним?</text:p>
      <text:p text:style-name="P11">LibreMoney - это первая обеспеченная криптовалюта не подверженная ни инфляции, ни дефляции. Создавать новые деньги (эмиссия) может каждый участник без ограничений, реализуя свои полезные CrowdFunding проекты.</text:p>
      <text:p text:style-name="P1"/>
      <text:p text:style-name="P30">Укажите название компании конкурента</text:p>
      <text:p text:style-name="P11">NextCoin</text:p>
      <text:p text:style-name="P1"/>
      <text:p text:style-name="P30">Какие сильные стороны у данного конкурента?</text:p>
      <text:p text:style-name="P11">Нет угрозы 51%, не требуются больших вычислительных мощностей.</text:p>
      <text:p text:style-name="P1"/>
      <text:p text:style-name="P30">В чем его недостатки и слабые стороны?</text:p>
      <text:p text:style-name="P11">Отсутствие эмиссии = дефляционная валюта.</text:p>
      <text:p text:style-name="P1"/>
      <text:p text:style-name="P30">Как вы считаете, в чем ваше преимущество перед ним?</text:p>
      <text:p text:style-name="P11">LibreMoney - это первая обеспеченная криптовалюта не подверженная ни инфляции, ни дефляции. Создавать новые деньги (эмиссия) может каждый участник без ограничений, реализуя свои полезные CrowdFunding проекты.</text:p>
      <text:p text:style-name="P1"/>
      <text:p text:style-name="P1"/>
      <text:h text:style-name="Heading_20_2" text:outline-level="2">Косвенные конкуренты</text:h>
      <text:p text:style-name="P31"/>
      <text:p text:style-name="P31"><text:soft-page-break/>Укажите название компании конкурента</text:p>
      <text:p text:style-name="P12">Обычная банковская кредитно-финансовая система включая платежные сервисы</text:p>
      <text:p text:style-name="P1"/>
      <text:p text:style-name="P31">Какие сильные стороны у данного конкурента?</text:p>
      <text:p text:style-name="P12">Удобство, популярность, надежность.</text:p>
      <text:p text:style-name="P31"/>
      <text:p text:style-name="P31">В чем его недостатки и слабые стороны?</text:p>
      <text:p text:style-name="P31"><text:span text:style-name="T1">Сложно анонимно совершать транзакции. Нет возможности влиять на эмиссию. Поэтому все кредитно-финансовые системы с единственным центральным эмитентом не подходят для использования в качестве свободных.</text:span> </text:p>
      <text:p text:style-name="P1"/>
      <text:p text:style-name="P31">Как вы считаете, в чем ваше преимущество перед ним?</text:p>
      <text:p text:style-name="P13">LibreMoney дает возможность свободно совершать любые транзакции без вмешательства третьих лиц, система предоставляет анонимность, возможность создавать новые деньги (эммитировать) свободно, без территориальных ограничений.</text:p>
      <text:p text:style-name="P1"/>
      <text:p text:style-name="P1"/>
      <text:p text:style-name="P1"/>
      <text:p text:style-name="P1"/>
      <text:h text:style-name="Heading_20_1" text:outline-level="1">Рынок</text:h>
      <text:p text:style-name="P1"/>
      <text:h text:style-name="Heading_20_2" text:outline-level="2">Целевые сегменты</text:h>
      <text:p text:style-name="P32"/>
      <text:p text:style-name="P32">Опишите ваш целевой сегмент</text:p>
      <text:p text:style-name="P14">1. Сегмент совместного финансирования проектов (краудфандинг/CrowdFunging).</text:p>
      <text:p text:style-name="P14">2. Сегмент финансовых расчетов в интернете (криптовалюты, Bitcoin).</text:p>
      <text:p text:style-name="P32"/>
      <text:p text:style-name="P32">Оцените его объем в денежном измерении</text:p>
      <text:p text:style-name="P32"/>
      <text:p text:style-name="P14">1. Сегмент совместного финансирования проектов (краудфандинг/CrowdFunging).</text:p>
      <text:p text:style-name="P14"/>
      <text:p text:style-name="P14">Оборот рынка краудфандинга в 2011 году в мире достиг 1,5 млрд долларов США. В конце мая американская ассоциация краудсорсинга опубликовала результаты первого в истории исследования рынка краудфандинга Crowdfunding Industry Report. Результатов исследования достаточно интересны, чтобы обратить на них свое внимание. – Количество активных игроков этого зарождающегося рынка составляет более 450 интернет-площадок, при этом прогноз на декабрь 2012 года – 530 (+10%). – Объем финансирования, привлеченного через эти площадки в 2011 году достиг 1,5 млрд. долларов США, при этом авторы исследования прогнозируют удвоение этой цифры в 2012 году (2,8 млрд. долларов США).</text:p>
      <text:p text:style-name="P14"/>
      <text:p text:style-name="P14">Crowdfunding platforms raised $2.7 billion and successfully funded more than 1 million campaigns in 2012. Massolution forecasts an 81% increase in global crowdfunding volumes in 2013, to $5.1 billion.</text:p>
      <text:p text:style-name="P14">http://research.crowdsourcing.org/2013cf-crowdfunding-industry-report</text:p>
      <text:p text:style-name="P14"/>
      <text:p text:style-name="P14">Краудфандинг - это механизм привлечения финансирования от широких масс с целью реализации продукта, помощи нуждающимся, проведения мероприятий, поддержки бизнеса и т.д. Выделяют 3 модели Краудфандинга по виду вознаграждения для <text:soft-page-break/>спонсора: Без вознаграждения (пожертвования), Нефинансовое вознаграждение (модель Кикстартера), Финансовое вознаграждение (Краудинвестинг). Последний в свою очередь делится на модель Роялти, Народное кредитование и Акционерный Краудфандинг.</text:p>
      <text:p text:style-name="P14">...</text:p>
      <text:p text:style-name="P14">Объем рынка Краудфандинга за 2013 год экспертами оценивается в $5,1 млрд. с прогнозом роста на 92% в 2014 году.</text:p>
      <text:p text:style-name="P14">Источник: http://www.crowdconsulting.ru/crowdfunding</text:p>
      <text:p text:style-name="P14"/>
      <text:p text:style-name="P14">2. Сегмент финансовых расчетов в интернете (криптовалюты, Bitcoin).</text:p>
      <text:p text:style-name="P14"/>
      <text:p text:style-name="P14">Совокупная масса Bitcoin составляет примерно 12 млн. единиц. Средний курс за 1 btc колеблется от $500 до $700. Таким образом, если даже не учитывать другие криптовалюты, то общая капитализация рынка криптовалют составляет более $7 млрд.</text:p>
      <text:p text:style-name="P14"/>
      <text:p text:style-name="P14">Курс криптовалют можно посмотреть на множестве сайтов - обменниках. В частности на btc-e.com</text:p>
      <text:p text:style-name="P1"/>
      <text:p text:style-name="P1"/>
      <text:p text:style-name="P32">На чем основывается эта оценка?</text:p>
      <text:p text:style-name="P14">Исследованием</text:p>
      <text:p text:style-name="P1"/>
      <text:p text:style-name="P32">Ссылка на исследование</text:p>
      <text:p text:style-name="P14">http://www.crowdconsulting.ru/crowdfunding</text:p>
      <text:p text:style-name="P1"/>
      <text:p text:style-name="P32">Как вы пришли к этому выводу?</text:p>
      <text:p text:style-name="P14">Прочитал материалы, проанализировал. Если посмотреть с логической точки зрения, то явно прослеживается тенденция увеличения интереса людей как к CrowdFunding, так и к криптовалютам.</text:p>
      <text:p text:style-name="P1"/>
      <text:p text:style-name="P32">Теперь оцените объем целевого сегмента в кол-ве пользователей или клиентах</text:p>
      <text:p text:style-name="P14">Я полагаю, что авторам проектов где большая доля не материальной составляющей (музыкальные произведения, видео, разработка технологий, OpenSource продуктов) будет интересно привлекать средства через "Свободные деньги" (LibreMoney). Долю таких проектов в денежном выражении от общего числа я прогнозирую порядка 5%. Интерес таких людей будет подкреплен еще и тем, что кроме собранной суммы есть возможность получить премию в виде эмиссии.</text:p>
      <text:p text:style-name="P14"/>
      <text:p text:style-name="P14">Если говорить только про CrowdFunding, то 5% от $5 млрд (в 2013 году) - это сумма <text:s/>около $250 млн.</text:p>
      <text:p text:style-name="P1"/>
      <text:p text:style-name="P32">На чем основывается эта оценка?</text:p>
      <text:p text:style-name="P14">Гипотеза</text:p>
      <text:p text:style-name="P32"/>
      <text:p text:style-name="P32">Как вы к этому пришли?</text:p>
      <text:p text:style-name="P14">В мире всегда есть около 3-5% людей, которые мыслят не шаблонами а самостоятельно. Таких людей часто не устраивает существующий порядок и устои. Такие люди хотят свободы во всем. И, в том числе, иметь возможность реализовывать свои проекты без внешнего давления.</text:p>
      <text:p text:style-name="P32"/>
      <text:p text:style-name="P32">Какой средний доход с пользователя в этом сегменте?</text:p>
      <text:p text:style-name="P14"><text:soft-page-break/>Если говорить только про CrowdFunding, то, на сколько мне известно, на большинстве площадок комиссия составляет от 15-30%, но не менее 10% от собранных средств. Таким образом доход от $250 млн составит от $25 млн.</text:p>
      <text:p text:style-name="P32"/>
      <text:p text:style-name="P32">На чем основывается эта оценка?</text:p>
      <text:p text:style-name="P14">Гипотеза</text:p>
      <text:p text:style-name="P32"/>
      <text:p text:style-name="P32">Как вы к этому пришли?</text:p>
      <text:p text:style-name="P14">Понял это при общении с людьми, которые являются профессионалами в сфере CrowdFunding (Русские на Кикстартере).</text:p>
      <text:p text:style-name="P1"/>
      <text:p text:style-name="P32">Каков средний доход с платящего пользователя?</text:p>
      <text:p text:style-name="P14">На сколько я могу судить, средний проект на boomstarter собирает от 100 тыс.руб до 1 млн.руб. Таким образом средний доход составляет порядка 50 тыс.руб. с проекта.</text:p>
      <text:p text:style-name="P1"/>
      <text:p text:style-name="P32">На чем основывается эта оценка?</text:p>
      <text:p text:style-name="P14">Гипотеза</text:p>
      <text:p text:style-name="P32"/>
      <text:p text:style-name="P32">Как вы к этому пришли?</text:p>
      <text:p text:style-name="P14">Еще не проводил анализ этого вопроса.</text:p>
      <text:p text:style-name="P1"/>
      <text:p text:style-name="P32">Какова стоимость привлечения пользователя в этом сегменте?</text:p>
      <text:p text:style-name="P14">Не знаю.</text:p>
      <text:p text:style-name="P32"/>
      <text:p text:style-name="P32">На чем основывается эта оценка?</text:p>
      <text:p text:style-name="P14">Гипотеза</text:p>
      <text:p text:style-name="P32"/>
      <text:p text:style-name="P32">Как вы к этому пришли?</text:p>
      <text:p text:style-name="P15">Еще не проводил анализ этого вопроса. Рассчитываю на низкую стоимость привлечения пользователей, на "сарафанное радио". Но первоначально необходимо будет изготовить много материалов с рекламой самого сервиса, материалов объясняющую суть проекта и его отличия от существующих аналогов. На продвижение проекта в мировом интернете я рассчитываю затратить сумму эквивалентную сумме на саму разработку (1 млн единиц Lm). При этом прогнозирую, что участники согласятся получать обычными деньгами (руб, $) только половину, остальное за Lm. Таким образом суммарные затраты на проект я прогнозирую на уровне 1 млн руб. Из них на привлечение (реклама, изготовление видео и пр) порядка 500 тыс.руб.</text:p>
      <text:p text:style-name="P1"/>
      <text:h text:style-name="Heading_20_2" text:outline-level="2">Общий объём целевого рынка</text:h>
      <text:p text:style-name="P33"/>
      <text:p text:style-name="P33">Укажите TAM - общий объем целевого рынка, в $</text:p>
      <text:p text:style-name="P15">CrowdFunding: $5 млрд + Криптовалюты: $7 млрд</text:p>
      <text:p text:style-name="P1"/>
      <text:p text:style-name="P33">На чем основывается эта оценка?</text:p>
      <text:p text:style-name="P15">Исследование</text:p>
      <text:p text:style-name="P33"/>
      <text:p text:style-name="P33">Ссылка на исследование</text:p>
      <text:p text:style-name="P15">http://www.crowdconsulting.ru/crowdfunding</text:p>
      <text:p text:style-name="P1"/>
      <text:p text:style-name="P33">Как вы пришли к этому выводу?</text:p>
      <text:p text:style-name="P15">Проанализировал материалы.</text:p>
      <text:p text:style-name="P1"><text:soft-page-break/></text:p>
      <text:p text:style-name="P1"/>
      <text:p text:style-name="P33">Объем реалистично достижимого сегмента</text:p>
      <text:p text:style-name="P33"/>
      <text:p text:style-name="P33">Укажите SAM - общий объем реалистично достижимого сегмента рынка, в $</text:p>
      <text:p text:style-name="P15">CrowdFunding: $25 млн + Криптовалюта: $70 млн</text:p>
      <text:p text:style-name="P1"/>
      <text:p text:style-name="P33">На чем основывается эта оценка?</text:p>
      <text:p text:style-name="P15">Гипотеза</text:p>
      <text:p text:style-name="P33"/>
      <text:p text:style-name="P33">Как вы к этому пришли?</text:p>
      <text:p text:style-name="P15">Предположил, что 5% людей собирающие финансирование методом совместного финансирования захотят использовать свободные деньги. А так же около 5% людей захотят инвестировать в обеспеченные деньги.</text:p>
      <text:p text:style-name="P1"/>
      <text:p text:style-name="P33">Объем реалистично достижимой доли рынка</text:p>
      <text:p text:style-name="P33"/>
      <text:p text:style-name="P33">Укажите SOM - объем реалистично достижимой доли рынка, в $</text:p>
      <text:p text:style-name="P15">$2 млн + $7 млн</text:p>
      <text:p text:style-name="P1"/>
      <text:p text:style-name="P33">На чем основывается эта оценка?</text:p>
      <text:p text:style-name="P34">Гипотеза</text:p>
      <text:p text:style-name="P33"/>
      <text:p text:style-name="P33">Как вы к этому пришли?</text:p>
      <text:p text:style-name="P15">В первые несколько лет система будет только раскручиваться. К тому времени, возможно, появятся более интересные инструменты. Поэтому реалистично достижимую долю (SOM) я предполагаю на уровне 10% от SAM.</text:p>
      <text:p text:style-name="P1"/>
      <text:p text:style-name="P33">Где водятся ваши клиенты?</text:p>
      <text:p text:style-name="P33"/>
      <text:p text:style-name="P33">Укажите географию вашего текущего рынка (Город, Регион, Страна)</text:p>
      <text:p text:style-name="P15">География рынка для свободных людей - это интернет. Вне зависимости от географической и иной другой привязки. Более того, не обязательно даже находится на планете Земля. Поэтому география - пока солнечная система, а там посмотрим. :)</text:p>
      <text:p text:style-name="P1"/>
      <text:p text:style-name="P33">Целевого рынка (Город, Регион, Страна)</text:p>
      <text:p text:style-name="P15">Ограничений нет, но за точку отсчета можно принять страну Wirtland (см. Википедию)</text:p>
      <text:p text:style-name="P1"/>
      <text:p text:style-name="P33">И потенциального рынка (Регион, Страна)</text:p>
      <text:p text:style-name="P15">Весь интернет, включая его темную сторону (Darknet)</text:p>
      <text:p text:style-name="P1"/>
      <text:p text:style-name="P33">Ваши дальнейшие планы по захвату мира</text:p>
      <text:p text:style-name="P33"/>
      <text:p text:style-name="P33">Возможно ли масштабирование вашего бизнеса?</text:p>
      <text:p text:style-name="P15">Да</text:p>
      <text:p text:style-name="P33"/>
      <text:p text:style-name="P33">1. За счет географии</text:p>
      <text:p text:style-name="P33">Какие ресурсы для этого необходимы?</text:p>
      <text:p text:style-name="P15">Перевод рекламных материалов на новые языки.</text:p>
      <text:p text:style-name="P33">2. За счет расширения услуг</text:p>
      <text:p text:style-name="P33">Какие ресурсы для этого необходимы?</text:p>
      <text:p text:style-name="P15">Биржи, обменники, сервисы для магазинов и др на основе системы LibreMoney - это всё <text:soft-page-break/>отдельные проекты, которые в данный момент не рассматриваются.</text:p>
      <text:p text:style-name="P33">3. За счет выхода на новые клиентские сегменты</text:p>
      <text:p text:style-name="P33">Какие ресурсы для этого необходимы?</text:p>
      <text:p text:style-name="P15">Биржи, обменники, сервисы для магазинов и др на основе системы LibreMoney - это всё отдельные проекты, которые в данный момент не рассматриваются.</text:p>
      <text:p text:style-name="P1"/>
      <text:p text:style-name="P33">Ваши партнеры и бизнес-друзья</text:p>
      <text:p text:style-name="P15">Нет партнеров</text:p>
      <text:p text:style-name="P1"/>
      <text:p text:style-name="P1"/>
      <text:h text:style-name="Heading_20_1" text:outline-level="1">Что знаете вы, чего не знают другие</text:h>
      <text:p text:style-name="P1"/>
      <text:p text:style-name="P35">Укажите источник этой информации</text:p>
      <text:p text:style-name="P16">Собственный - исследование</text:p>
      <text:p text:style-name="P1"/>
      <text:p text:style-name="P35">Что проверяли?</text:p>
      <text:p text:style-name="P35"/>
      <text:p text:style-name="P16">Интерес людей к криптовалютам и совместному финансированию</text:p>
      <text:p text:style-name="P35"/>
      <text:p text:style-name="P35">Какие выводы сделали?</text:p>
      <text:p text:style-name="P16">Интерес людей за последние пару лет многократно вырос</text:p>
      <text:p text:style-name="P35"/>
      <text:p text:style-name="P35">Как это повлияло на ваш проект?</text:p>
      <text:p text:style-name="P16">Мой проект основан на этих двух вещах. Интерес людей как к свободным деньгам, так и к свободной возможности самореализации является фундаментальным для моего проекта LibreMoney.</text:p>
      <text:p text:style-name="P35"/>
      <text:p text:style-name="P35"/>
      <text:p text:style-name="P35">Знание о каналах продвижения?</text:p>
      <text:p text:style-name="P16">Самый лучший способ - это сарафанное радио и вирусное видео. Очень важно создавать красивые картинки и ролики.</text:p>
      <text:p text:style-name="P35">Понимание о клиентских сегментах или прямые выходы на клиентов?</text:p>
      <text:p text:style-name="P16">Тематические группы в соцсетях, Хабр и другие ресурсы для гиков, личное общение для потенциальных инвесторов, готовых приобрести криптовалюту на начальной стадии существования проекта. В дальнейшем остальные люди: реклама в СМИ, в популярных блогах.</text:p>
      <text:p text:style-name="P1"/>
      <text:p text:style-name="P35">Технологическое преимущество?</text:p>
      <text:p text:style-name="P16">Криптовалюты - это деньги будущего. Краудфандинг - это будущее для музыкальной индустрии и индустрии кино, а так же очень хорошая возможность развиваться для OpenSource проектов. Пиратство не возможно полностью искоренить. DRM и патенты на изобретения - это технологии 19..20 веков. Сейчас век информации и свободных людей (хакеров, пиратов) большие корпорации уже не смогут заставить подчиняться.</text:p>
      <text:p text:style-name="P1"/>
      <text:p text:style-name="P1"/>
      <text:p text:style-name="P1"/>
      <text:h text:style-name="Heading_20_1" text:outline-level="1">Продвижение</text:h>
      <text:p text:style-name="P1"/>
      <text:p text:style-name="P35">1.</text:p>
      <text:p text:style-name="P35"><text:soft-page-break/>Укажите название канала</text:p>
      <text:p text:style-name="P16">ИТ сообщества профессионалов (Хабр, reddit.com, Digg.com, Slashdot, News 2.0, Roem.ru и т.п.)</text:p>
      <text:p text:style-name="P1"/>
      <text:p text:style-name="P35">Сколько стоит подключение и использование данного канала?</text:p>
      <text:p text:style-name="P16">0</text:p>
      <text:p text:style-name="P1"/>
      <text:p text:style-name="P35">Какова емкость этого канала?</text:p>
      <text:p text:style-name="P16">Пользователей Хабра более 440 тыс. У зарубежных сайтов для ИТ профессионалов пользователей больше. Таким образом потенциальных целевых пользователей более 1 млн. Из них активных (writer) примерно 25%. Из них не так много тех, кто желает реализовать себя, создать полезный продукт, изменить этот мир. Думаю, что около 3%. Таким образом целевая аудитория ИТ-профессионалов, желающих что-то создавать около 7500 активных пользователей. Это те люди, которые будут зарабатывать на CrowdFunding проектах и генерировать эмиссию.</text:p>
      <text:p text:style-name="P35"/>
      <text:p text:style-name="P35">На сколько этот канал эффективен для вашего проекта?</text:p>
      <text:p text:style-name="P16">Людей желающих изменить этот мир очень не много, но они есть и они тесно общаются друг с другом. Таким образом, сильного продвижения в социальных сетях для таких людей не требуется. Достаточно понятного описания в виде статьи, презентации + видео. Далее запускается эффект сарафанного радио.</text:p>
      <text:p text:style-name="P35"/>
      <text:p text:style-name="P35">2.</text:p>
      <text:p text:style-name="P35">Укажите название канала</text:p>
      <text:p text:style-name="P16">Инвесторы, вкладывающие на начальном этапе с целью получения прибыли через несколько лет, а так же с целью участвовать в создании интересного и масштабного проекта.</text:p>
      <text:p text:style-name="P1"/>
      <text:p text:style-name="P35">Сколько стоит подключение и использование данного канала?</text:p>
      <text:p text:style-name="P16">Трудно оценить. Таких людей очень мало. Необходимо с каждым инвестором встречаться лично. Но инвесторы - это такие люди, которые тоже общаются своим не большим кругом. Поэтому эффект сарафанного радио, вероятно, сработает и в этом случае.</text:p>
      <text:p text:style-name="P35"/>
      <text:p text:style-name="P35">Какова емкость этого канала?</text:p>
      <text:p text:style-name="P16">Трудно оценить. По моим наблюдениям инвесторов в IT сфере, понимающих принципы глобальной экономики и разбирающихся в криптовалютах, в РФ не более 100 человек.</text:p>
      <text:p text:style-name="P35"/>
      <text:p text:style-name="P35">На сколько этот канал эффективен для вашего проекта?</text:p>
      <text:p text:style-name="P16">Этот канал жизненно необходим для старта системы.</text:p>
      <text:p text:style-name="P35"/>
      <text:p text:style-name="P35">3.</text:p>
      <text:p text:style-name="P35">Укажите название канала</text:p>
      <text:p text:style-name="P16">Инвесторы-спекулянты, желающие вложить во всё что угодно лишь бы это приносило побольше прибыли.</text:p>
      <text:p text:style-name="P1"/>
      <text:p text:style-name="P35">Сколько стоит подключение и использование данного канала?</text:p>
      <text:p text:style-name="P16">Для данной аудитории необходимы красивые презентации, видеоролики, публикация в "достоверных" источниках. В первые пол года этот канал привлекать не планируется. В дальнейшем, при росте курса Lm необходимо периодически публиковать статьи, отчеты и другие материалы в трейдерских сообществах и в СМИ.</text:p>
      <text:p text:style-name="P1"/>
      <text:p text:style-name="P35"><text:soft-page-break/>Какова емкость этого канала?</text:p>
      <text:p text:style-name="P16">Не могу оценить.</text:p>
      <text:p text:style-name="P1"/>
      <text:p text:style-name="P35">На сколько этот канал эффективен для вашего проекта?</text:p>
      <text:p text:style-name="P16">Этот канал необходим для роста курса Lm за счет ажиотажа. Но он не является приоритетным или целевым.</text:p>
      <text:p text:style-name="P35"/>
      <text:p text:style-name="P35">4.</text:p>
      <text:p text:style-name="P35">Укажите название канала</text:p>
      <text:p text:style-name="P16">Люди, желающие вкладываться в интересные CrowdFunding проекты (социальные сети, блоги, форумы, реклама в директе и любые другие средства продвижения)</text:p>
      <text:p text:style-name="P35"/>
      <text:p text:style-name="P35">Сколько стоит подключение и использование данного канала?</text:p>
      <text:p text:style-name="P16">Не могу оценить. Вероятно рекламная кампания потребует затрат в несколько млн рублей.</text:p>
      <text:p text:style-name="P35"/>
      <text:p text:style-name="P35">Какова емкость этого канала?</text:p>
      <text:p text:style-name="P17">Не могу оценить. Очень сильно зависит от маркетинга и PR. По моим наблюдениям всех пользователей интернета так или иначе интересуют общественные проекты. Примерно 10% из них готовы производить какое-то действие (подписать петицию, проголосовать, написать комментарий, сделать перепост). Из них 10% готовы вкладывать свои деньги в интересные проекты с целью получения продукта. То есть потенциальных пользователей у LibreMoney будет 1% от всей массы. Таким образом, если всего пользователей интернета в мире около 2 млрд человек (34,30% населения планеты), то потенциальными пользователями системы LibreMoney будут 20 млн человек.</text:p>
      <text:p text:style-name="P35"/>
      <text:p text:style-name="P36">На сколько этот канал эффективен для вашего проекта?</text:p>
      <text:p text:style-name="P17">Этот канал необходим для развития, но не является целевым на первом этапе. Этот канал необходимо будет развивать в следующих подпроектах системы LibreMoney.</text:p>
      <text:p text:style-name="P35"/>
      <text:p text:style-name="P35"/>
      <text:p text:style-name="P35"/>
      <text:p text:style-name="P35"/>
      <text:p text:style-name="P35"/>
      <text:h text:style-name="Heading_20_1" text:outline-level="1">Экономика</text:h>
      <text:p text:style-name="P37"/>
      <text:h text:style-name="Heading_20_2" text:outline-level="2">Монетизация</text:h>
      <text:p text:style-name="P37"/>
      <text:p text:style-name="P37">Какую модель монетизации вы используете в своем продукте?</text:p>
      <text:p text:style-name="P37"/>
      <text:p text:style-name="P18">1. Комиссия с продаж</text:p>
      <text:p text:style-name="P18"/>
      <text:p text:style-name="P37">Опишите, кто является платящей стороной?</text:p>
      <text:p text:style-name="P18">Авторы CrowdFunding проектов.</text:p>
      <text:p text:style-name="P37"/>
      <text:p text:style-name="P37">Тестировали ли вы уже эту модель?</text:p>
      <text:p text:style-name="P18">Нет</text:p>
      <text:p text:style-name="P37"/>
      <text:p text:style-name="P37"><text:soft-page-break/>Чего вам не хватает чтобы начать тестирование?</text:p>
      <text:p text:style-name="P18">Реализовать MVP.</text:p>
      <text:p text:style-name="P37"/>
      <text:p text:style-name="P37">Когда вы сможете начать монетизацию?</text:p>
      <text:p text:style-name="P18">01.07.2014</text:p>
      <text:p text:style-name="P37"/>
      <text:p text:style-name="P18">2. Электронная коммерция</text:p>
      <text:p text:style-name="P18"/>
      <text:p text:style-name="P37">Опишите, кто является платящей стороной?</text:p>
      <text:p text:style-name="P18">За любую транзакцию взимается небольшая комиссия, как во всех криптовалютах. Комиссию получает тот, кто сгенерировал блок. А блок генерирует в PoS чаще всего тот аккаунт, на котором хранится больше денег.</text:p>
      <text:p text:style-name="P37"/>
      <text:p text:style-name="P37">Тестировали ли вы уже эту модель?</text:p>
      <text:p text:style-name="P18">Нет</text:p>
      <text:p text:style-name="P37"/>
      <text:p text:style-name="P37">Чего вам не хватает чтобы начать тестирование?</text:p>
      <text:p text:style-name="P18">Необходимо реализовать и запустить систему.</text:p>
      <text:p text:style-name="P37"/>
      <text:p text:style-name="P37">Когда вы сможете начать монетизацию?</text:p>
      <text:p text:style-name="P18">24.10.2014</text:p>
      <text:p text:style-name="P37"/>
      <text:p text:style-name="P18">3. Другая</text:p>
      <text:p text:style-name="P37"/>
      <text:p text:style-name="P37">Опишите вашу модель, что является продаваемой услугой, каким образом услуга предоставляется клиенту?</text:p>
      <text:p text:style-name="P18">Основной способ монетизации системы LibreMoney состоит в том, чтобы на первых этапах скупать новые эмитируемые деньги с целью их продажи в будущем, при повышении их стоимости. Если все сделать правильно, то возможно повторить опыт запуска NextCoin, где за пол года (с декабря 2013) стоимость валюты выросла на 6000%.</text:p>
      <text:p text:style-name="P37"/>
      <text:p text:style-name="P37">Кто является платящей стороной?</text:p>
      <text:p text:style-name="P18">Все пользователи, но главным движителем роста курса являются инвесторы-спекулянты</text:p>
      <text:p text:style-name="P37"/>
      <text:p text:style-name="P37">Тестировали ли вы уже эту модель? </text:p>
      <text:p text:style-name="P18">Нет</text:p>
      <text:p text:style-name="P37"/>
      <text:p text:style-name="P37">Чего вам не хватает чтобы начать тестирование?</text:p>
      <text:p text:style-name="P18">Необходимо реализовать и раскрутить систему.</text:p>
      <text:p text:style-name="P37"/>
      <text:p text:style-name="P37">Когда вы сможете начать монетизацию?</text:p>
      <text:p text:style-name="P18">Ориентировочно через год. 01.07.2015</text:p>
      <text:p text:style-name="P37"/>
      <text:p text:style-name="P37"/>
      <text:h text:style-name="Heading_20_2" text:outline-level="2">Доходы проекта</text:h>
      <text:p text:style-name="P37"/>
      <text:p text:style-name="P37">Сколько денег проект зарабатывает в месяц?</text:p>
      <text:p text:style-name="P18">0</text:p>
      <text:p text:style-name="P37"/>
      <text:p text:style-name="P37">Какой у вашего проекта общий объем накопленной выручки за все время его существования?</text:p>
      <text:p text:style-name="P18"><text:soft-page-break/>0</text:p>
      <text:p text:style-name="P37"/>
      <text:p text:style-name="P37">Сколько и куда вы тратите</text:p>
      <text:p text:style-name="P37"/>
      <text:p text:style-name="P37">Сколько всего денег уходит на проект в месяц?</text:p>
      <text:p text:style-name="P18">Нисколько, только мое личное время + оплата за домены и хостинг ~300 руб в мес.</text:p>
      <text:p text:style-name="P37"/>
      <text:p text:style-name="P37">Опишите структуру расходов?</text:p>
      <text:p text:style-name="P18">Хостинг + Домены + Моё личное время</text:p>
      <text:p text:style-name="P37"/>
      <text:p text:style-name="P37">На сколько месяцев работы проекта хватит денег без внешних вливаний?</text:p>
      <text:p text:style-name="P18">Я планирую инвестировать осенью в свой проект сумму достаточную для всего цикла разработки системы. После этого потребуется значительная сумма на продвижение. По моим расчетам, на продвижение потребуется около 1 млн.руб.</text:p>
      <text:p text:style-name="P37"/>
      <text:p text:style-name="P37">За счет чего ведется финансирование проекта и команды сейчас?</text:p>
      <text:p text:style-name="P18">Мои личные средства</text:p>
      <text:p text:style-name="P37"/>
      <text:h text:style-name="Heading_20_2" text:outline-level="2">Финансовая модель</text:h>
      <text:p text:style-name="P38"/>
      <text:p text:style-name="P38">Прикрепите финансовую модель вашего проекта</text:p>
      <text:p text:style-name="P19">http://edu.iidf.ru/system/answer_attachment/000/001/441/%D0%A4%D0%B8%D0%BD%D0%B0%D0%BD%D1%81%D0%BE%D0%B2%D0%B0%D1%8F_%D0%BC%D0%BE%D0%B4%D0%B5%D0%BB%D1%8C_LibreMoney.ods</text:p>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ext-properties fo:color="#333333"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of1983 </meta:initial-creator>
    <meta:creation-date>2014-06-20T09:09:10.166713488</meta:creation-date>
    <dc:date>2014-06-20T12:44:10.604576867</dc:date>
    <dc:creator>prof1983 </dc:creator>
    <meta:editing-duration>PT3H23M36S</meta:editing-duration>
    <meta:editing-cycles>10</meta:editing-cycles>
    <meta:generator>LibreOffice/4.2.3.3$Linux_X86_64 LibreOffice_project/420m0$Build-3</meta:generator>
    <meta:document-statistic meta:table-count="0" meta:image-count="0" meta:object-count="0" meta:page-count="17" meta:paragraph-count="396" meta:word-count="4111" meta:character-count="30028" meta:non-whitespace-character-count="26298"/>
  </office:meta>
</office:document-meta>
</file>